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office:automatic-styles>
  <office:body>
    <office:text text:use-soft-page-breaks="true">
      <text:p text:style-name="P1"><text:span text:style-name="T2">STUDENT:<text:s/></text:span>Hi sir, how are you?</text:p>
      <text:p text:style-name="Normal"><text:span text:style-name="T3">TEACHER:<text:s/></text:span>Good morning welcome to our hotel, how can I help you?</text:p>
      <text:p text:style-name="Normal"><text:span text:style-name="T4">STUDENT:<text:s/></text:span>I'm looking for a room for two nights.</text:p>
      <text:p text:style-name="Normal"><text:span text:style-name="T5">TEACHER:<text:s/></text:span>mm-hmm okay yes, we… let me check would you prefer single a double room?<text:line-break/><text:span text:style-name="T6">STUDENT:<text:s/></text:span>We are in two, I prefer a double room, please.</text:p>
      <text:p text:style-name="Normal"><text:span text:style-name="T7">TEACHER:<text:s/></text:span>Okay perfect so could I please have your name and your passport pleas?</text:p>
      <text:p text:style-name="Normal"><text:span text:style-name="T8">STUDENT:<text:s/></text:span><text:s/>Yes,<text:s/>[***NAME***]<text:s/>and this is my passport.<text:s/></text:p>
      <text:p text:style-name="Normal"><text:span text:style-name="T9">TEACHER:<text:s/></text:span>Okay, thank you very much here's your passport.<text:line-break/>Okay so you have a room booked for two nights for two people.<text:line-break/>Is there anything else I can help you with?</text:p>
      <text:p text:style-name="Normal"><text:span text:style-name="T10">STUDENT: <text:s/></text:span>May ask you about the facilities of the….<text:s/></text:p>
      <text:p text:style-name="Normal"><text:span text:style-name="T11">TEACHER:<text:s/></text:span>Of the hotel you mean?</text:p>
      <text:p text:style-name="Normal"><text:span text:style-name="T12">STUDENT:<text:s/></text:span><text:s/>Yeah.</text:p>
      <text:p text:style-name="Normal"><text:span text:style-name="T13">TEACHER:<text:s/></text:span>Okay so give me one second, please?<text:s/><text:line-break/>Okay, yes, we have a spa we have a swimming pool we have a massage centre, and we have a rooftop terrace with ehmm, <text:s/>with a bar with a lounge bar and…<text:s/><text:line-break/>Yes, that's more or less what we have, we have a locker where we can leave your stuff we have a lot of things what were you interested in?</text:p>
      <text:p text:style-name="Normal"><text:span text:style-name="T14">STUDENT: <text:s/></text:span>I would like to…to ask you a locker for the our luggage.<text:s/></text:p>
      <text:p text:style-name="Normal"><text:span text:style-name="T15">TEACHER:<text:s/></text:span>okay yes so, your room number is 202 and you can use the same key for your, both for your room and your locker, okay? the lockers are over there look! on the left.</text:p>
      <text:p text:style-name="Normal"><text:span text:style-name="T16">STUDENT: <text:s/></text:span>I also ask you for, for the, niarbe attraction.<text:s/></text:p>
      <text:p text:style-name="Normal"><text:span text:style-name="T17">TEACHER:<text:s/></text:span>Do you mean nearby attraction?<text:s/></text:p>
      <text:p text:style-name="Normal"><text:span text:style-name="T18">STUDENT:<text:s/></text:span>Yes.<text:s/></text:p>
      <text:p text:style-name="Normal"><text:span text:style-name="T19">TEACHER:<text:s/></text:span>Give me one second.<text:line-break/>Okay for nearby attractions. We do have I mean… here you can reach the underground which is five<text:s/>minutes on foot from here. However, the closest attractions are the St. Paul’s Cathedral, Millennium Bridge London Eye and Thames River. Would you like to visit one of them?</text:p>
      <text:p text:style-name="Normal"><text:span text:style-name="T20">STUDENT:<text:s/></text:span><text:s/>Yeah. How to get there the Millennium Bridge?</text:p>
      <text:p text:style-name="Normal"><text:span text:style-name="T21">TEACHER:<text:s/></text:span>Okay to get to the Millennium Bridge You just have to go out from the hotel and then turn right after five minutes you will find the, the underground and you just<text:s/><text:soft-page-break/>need to take the yellow line, and you will be at the Millennium Bridge in five minutes, I guess.</text:p>
      <text:p text:style-name="Normal"><text:span text:style-name="T22">STUDENT: <text:s/></text:span>Perfect. Perfect. What the time is the check… check-out and the dinner?<text:s/></text:p>
      <text:p text:style-name="Normal"><text:span text:style-name="T23">TEACHER: <text:s/></text:span>Okay, so the check-out is at 11 and breakfast also is served at 7, from 7 to 10. What was the other question, sorry?</text:p>
      <text:p text:style-name="Normal"><text:span text:style-name="T24">STUDENT:<text:s/></text:span>The dinner.<text:s/></text:p>
      <text:p text:style-name="Normal"><text:span text:style-name="T25">TEACHER:<text:s/></text:span>Dinner is served from 7 to 10 at night and… would you like to reserve a table for tonight, for example?</text:p>
      <text:p text:style-name="Normal"><text:span text:style-name="T26">STUDENT: <text:s/></text:span>For tomorrow.</text:p>
      <text:p text:style-name="Normal"><text:span text:style-name="T27">TEACHER:<text:s/></text:span>Okay, for tomorrow. Yes, cool.<text:s/><text:line-break/>Okay, so you have a table reserved tomorrow. What time more or less?</text:p>
      <text:p text:style-name="Normal"><text:span text:style-name="T28">STUDENT:<text:s/></text:span>I<text:span text:style-name="T29"><text:s/></text:span>think more or less around 8.</text:p>
      <text:p text:style-name="Normal"><text:span text:style-name="T30">TEACHER:<text:s/></text:span>Okay.</text:p>
      <text:p text:style-name="Normal"><text:span text:style-name="T31">STUDENT: <text:s/></text:span>8 p.m.</text:p>
      <text:p text:style-name="Normal"><text:span text:style-name="T32">TEACHER:<text:s/></text:span>Cool. Okay, so you have a table booked at 8 p.m. for tomorrow night.</text:p>
      <text:p text:style-name="Normal"><text:span text:style-name="T33"><text:s/>STUDENT:<text:s/></text:span>Yeah, and so perfect!</text:p>
      <text:p text:style-name="Normal"><text:span text:style-name="T34">TEACHER:<text:s/></text:span>Thank you.</text:p>
      <text:p text:style-name="Normal"><text:span text:style-name="T35">STUDENT: <text:s/></text:span>I'm very thankful.</text:p>
      <text:p text:style-name="Normal"><text:span text:style-name="T36">TEACHER:<text:s/></text:span>Yeah, thank you very much. Is there anything else you<text:s/>would like to… For example, would you like to ask for more, for example, would you like to book any services? Like, for example, our fitness room or spa, swimming pool, any airport shuttle to get back to the airport?</text:p>
      <text:p text:style-name="Normal"><text:span text:style-name="T37">STUDENT: <text:s/></text:span>I got a request for breakfast.</text:p>
      <text:p text:style-name="Normal"><text:span text:style-name="T38">TEACHER:<text:s/></text:span>Yes.<text:s/></text:p>
      <text:p text:style-name="Normal"><text:span text:style-name="T39">STUDENT: <text:s/></text:span>If is possible to drink orange juice?</text:p>
      <text:p text:style-name="Normal"><text:span text:style-name="T40">TEACHER:<text:s/></text:span>Yes, there will be orange juice on the table. It's a buffet, so you can help yourself with orange Juice. Is there any other request? Like, any dietary restriction, or something like that?</text:p>
      <text:p text:style-name="Normal"><text:span text:style-name="T41">STUDENT: <text:s/></text:span>I use to eat just fruits.</text:p>
      <text:p text:style-name="Normal"><text:span text:style-name="T42">TEACHER:<text:s/></text:span>Okay, so there will be a lot of fruits.</text:p>
      <text:p text:style-name="Normal"><text:span text:style-name="T43">STUDENT:<text:s/></text:span>Yeah, perfect.</text:p>
      <text:soft-page-break/>
      <text:p text:style-name="Normal"><text:span text:style-name="T44">TEACHER:<text:s/></text:span>Yes, it's an international breakfast, so you will have fruit, of course. Okay.</text:p>
      <text:p text:style-name="Normal"><text:span text:style-name="T45">STUDENT:<text:s/></text:span>So, perfect. sorry we'll misson?<text:s/></text:p>
      <text:p text:style-name="Normal"><text:span text:style-name="T46">TEACHER:<text:s/></text:span>Sorry?</text:p>
      <text:p text:style-name="Normal"><text:span text:style-name="T47">STUDENT: <text:s/></text:span>we’ll ehm<text:span text:style-name="T48">…</text:span>So, thank you for the for the, for the, for the…. non mi viene la parola.</text:p>
      <text:p text:style-name="Normal"><text:span text:style-name="T49">TEACHER:<text:s/></text:span>For… my help?<text:span text:style-name="T50"><text:s/></text:span></text:p>
      <text:p text:style-name="Normal"><text:span text:style-name="T51">STUDENT:<text:s/></text:span>Yeah<text:s/></text:p>
      <text:p text:style-name="Normal"><text:span text:style-name="T52">TEACHER:<text:s/></text:span>thank you for my help?</text:p>
      <text:p text:style-name="Normal"><text:span text:style-name="T53">STUDENT:<text:s/></text:span>Thank you for your help, Yeah</text:p>
      <text:p text:style-name="Normal"><text:span text:style-name="T54">TEACHER:<text:s/></text:span>You're welcome.<text:line-break/><text:s/>um oh I almost<text:s/>forgot here's the brochure look!</text:p>
      <text:p text:style-name="Normal"><text:span text:style-name="T55">STUDENT:<text:s/></text:span>Yeah.</text:p>
      <text:p text:style-name="Normal"><text:span text:style-name="T56">TEACHER:</text:span><text:s/>This is for you and there are also tours if you want to organize anything.</text:p>
      <text:p text:style-name="Normal"><text:span text:style-name="T57">STUDENT:<text:s/></text:span><text:s/>I am I already done the Harry potter tour<text:s/></text:p>
      <text:p text:style-name="Normal"><text:span text:style-name="T58">TEACHER:<text:s/></text:span>Did you like it?</text:p>
      <text:p text:style-name="Normal"><text:span text:style-name="T59">STUDENT:<text:s/></text:span><text:s/>Yeah, yeah.<text:s/></text:p>
      <text:p text:style-name="Normal"><text:span text:style-name="T60">TEACHER:<text:s/></text:span>Cool!</text:p>
      <text:p text:style-name="Normal"><text:span text:style-name="T61">STUDENT: <text:s/></text:span>maybe I will, I will do the oxford tour<text:s/></text:p>
      <text:p text:style-name="Normal"><text:span text:style-name="T62">TEACHER:<text:s/></text:span>Cool, would you like to book it? or shall we talk about it maybe.. tomorrow? if you</text:p>
      <text:p text:style-name="Normal"><text:s/><text:span text:style-name="T63">STUDENT:<text:s/></text:span>Maybe tomorrow yeah</text:p>
      <text:p text:style-name="Normal"><text:span text:style-name="T64">TEACHER:</text:span><text:s/>Okay so, yeah, just to let you know there are two services: one in the<text:s/>morning and one in the afternoon.<text:line-break/>So, if you want to book it, I suggest you doing it at least one day before, so for tomorrow afternoon, at least today afternoon, okay, and yes, so there are two trips, it lasts ehm… okay, it is 45 pounds each person, and it lasts five hours.</text:p>
      <text:p text:style-name="Normal"><text:span text:style-name="T65">STUDENT: <text:s/></text:span>Okay, can, may I ask you for the booking now?</text:p>
      <text:p text:style-name="Normal"><text:span text:style-name="T66">TEACHER:<text:s/></text:span>Okay, yes, for the Oxford tour?<text:s/></text:p>
      <text:p text:style-name="Normal"><text:span text:style-name="T67">STUDENT:<text:s/></text:span>Yeah.<text:s/></text:p>
      <text:p text:style-name="Normal"><text:span text:style-name="T68">TEACHER:<text:s/></text:span>Would you prefer in the morning or the afternoon?<text:s/></text:p>
      <text:soft-page-break/>
      <text:p text:style-name="Normal"><text:span text:style-name="T69">STUDENT:<text:s/></text:span>In the morning.<text:s/></text:p>
      <text:p text:style-name="Normal"><text:span text:style-name="T70">TEACHER:<text:s/></text:span>Okay, the first bus leaves at eight o'clock in the morning, so you will be back here for lunch.<text:s/></text:p>
      <text:p text:style-name="Normal"><text:span text:style-name="T71">STUDENT: <text:s/></text:span>Yeah, perfect, perfect.</text:p>
      <text:p text:style-name="Normal"><text:span text:style-name="T72">TEACHER:<text:s/></text:span>Okay, so two people for tomorrow morning, and the price is 45 pounds, would you like to pay it now or at the checkout?<text:s/></text:p>
      <text:p text:style-name="Normal"><text:span text:style-name="T73">STUDENT:<text:s/></text:span>Now, for two.</text:p>
      <text:p text:style-name="Normal"><text:span text:style-name="T74">TEACHER:<text:s/></text:span>Okay, so 90 pounds, please.</text:p>
      <text:p text:style-name="Normal"><text:span text:style-name="T75">STUDENT:<text:s/></text:span><text:s/>So, this is my 90 pounds in cash.</text:p>
      <text:p text:style-name="Normal"><text:span text:style-name="T76">TEACHER:<text:s/></text:span>Okay, cash, thank you.</text:p>
      <text:p text:style-name="Normal"><text:span text:style-name="T77">STUDENT:<text:s/></text:span>Okay.</text:p>
      <text:p text:style-name="Normal"><text:span text:style-name="T78">STUDENT:<text:s/></text:span>So Perfect, so perfect, thank you. We will see you soon.</text:p>
      <text:p text:style-name="Normal"><text:span text:style-name="T79">TEACHER:<text:s/></text:span>Okay, yes, we will see you around, as you will be here for two days. Here are your keys, as I've said, you can use it for your locker, and your room is on the second floor.<text:s/></text:p>
      <text:p text:style-name="Normal"><text:span text:style-name="T80">STUDENT: <text:s/></text:span>Perfect.<text:s/></text:p>
      <text:p text:style-name="Normal"><text:span text:style-name="T81">TEACHER:<text:s/></text:span>Okay. Thank you.<text:s/></text:p>
      <text:p text:style-name="Normal"><text:span text:style-name="T82">TEACHER:<text:s/></text:span>Good, hope to see you soon then, and don't forget your tour tomorrow.<text:s/></text:p>
      <text:p text:style-name="Normal"><text:span text:style-name="T83">STUDENT:<text:s/></text:span>Yeah, thank you.<text:s/></text:p>
      <text:p text:style-name="Normal"><text:span text:style-name="T84">TEACHER:<text:s/></text:span>You're welcome.<text:s/></text:p>
      <text:p text:style-name="Normal"><text:span text:style-name="T85">STUDENT:<text:s/></text:span>See you soon.<text:s/></text:p>
      <text:p text:style-name="Normal"><text:span text:style-name="T86">TEACHER:<text:s/></text:span>Bye.</text:p>
      <text:p text:style-name="Normal"><text:span text:style-name="T87">STUDENT: <text:s/></text:span>Bye-By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28T13:35:00Z</meta:creation-date>
    <dc:date>2025-12-24T11:03:00Z</dc:date>
    <meta:template xlink:href="Normal" xlink:type="simple"/>
    <meta:editing-cycles>2</meta:editing-cycles>
    <meta:editing-duration>PT6660S</meta:editing-duration>
    <meta:document-statistic meta:page-count="4" meta:paragraph-count="11" meta:word-count="846" meta:character-count="5663" meta:row-count="40" meta:non-whitespace-character-count="4828"/>
  </office:meta>
</office:document-meta>
</file>